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7cm" fo:break-before="auto" style:use-optimal-row-height="true"/>
    </style:style>
    <style:style style:name="ro2" style:family="table-row">
      <style:table-row-properties style:row-height="0.40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0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6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1" table:number-columns-repeated="2" table:default-cell-style-name="ce3"/>
        <table:table-row table:style-name="ro1">
          <table:table-cell table:style-name="ce1" office:value-type="string">
            <text:p>Annee</text:p>
          </table:table-cell>
          <table:table-cell table:style-name="ce1" office:value-type="string">
            <text:p>Beurre</text:p>
          </table:table-cell>
          <table:table-cell table:style-name="ce1" office:value-type="string">
            <text:p>PLE</text:p>
          </table:table-cell>
        </table:table-row>
        <table:table-row table:style-name="ro1">
          <table:table-cell office:value-type="date" office:date-value="2018-09-01">
            <text:p>01/09/18</text:p>
          </table:table-cell>
          <table:table-cell office:value-type="float" office:value="8.3901">
            <text:p>8,3901</text:p>
          </table:table-cell>
          <table:table-cell office:value-type="float" office:value="4.5302">
            <text:p>4,5302</text:p>
          </table:table-cell>
        </table:table-row>
        <table:table-row table:style-name="ro1">
          <table:table-cell office:value-type="date" office:date-value="2016-09-01">
            <text:p>01/09/16</text:p>
          </table:table-cell>
          <table:table-cell office:value-type="float" office:value="8.0062">
            <text:p>8,0062</text:p>
          </table:table-cell>
          <table:table-cell office:value-type="float" office:value="4.5302">
            <text:p>4,5302</text:p>
          </table:table-cell>
        </table:table-row>
        <table:table-row table:style-name="ro1">
          <table:table-cell office:value-type="date" office:date-value="2016-02-01">
            <text:p>01/02/16</text:p>
          </table:table-cell>
          <table:table-cell office:value-type="float" office:value="7.7815">
            <text:p>7,7815</text:p>
          </table:table-cell>
          <table:table-cell office:value-type="float" office:value="4.4176">
            <text:p>4,4176</text:p>
          </table:table-cell>
        </table:table-row>
        <table:table-row table:style-name="ro1">
          <table:table-cell office:value-type="date" office:date-value="2015-02-01">
            <text:p>01/02/15</text:p>
          </table:table-cell>
          <table:table-cell office:value-type="float" office:value="7.4046">
            <text:p>7,4046</text:p>
          </table:table-cell>
          <table:table-cell office:value-type="float" office:value="6.3109">
            <text:p>6,3109</text:p>
          </table:table-cell>
        </table:table-row>
        <table:table-row table:style-name="ro1">
          <table:table-cell office:value-type="date" office:date-value="2014-02-01">
            <text:p>01/02/14</text:p>
          </table:table-cell>
          <table:table-cell office:value-type="float" office:value="7.4046">
            <text:p>7,4046</text:p>
          </table:table-cell>
          <table:table-cell office:value-type="float" office:value="6.4754">
            <text:p>6,4754</text:p>
          </table:table-cell>
        </table:table-row>
        <table:table-row table:style-name="ro1">
          <table:table-cell office:value-type="date" office:date-value="2013-02-01">
            <text:p>01/02/13</text:p>
          </table:table-cell>
          <table:table-cell office:value-type="float" office:value="7.3379">
            <text:p>7,3379</text:p>
          </table:table-cell>
          <table:table-cell office:value-type="float" office:value="6.417">
            <text:p>6,4170</text:p>
          </table:table-cell>
        </table:table-row>
        <table:table-row table:style-name="ro1">
          <table:table-cell office:value-type="date" office:date-value="2012-02-01">
            <text:p>01/02/12</text:p>
          </table:table-cell>
          <table:table-cell office:value-type="float" office:value="7.281">
            <text:p>7,2810</text:p>
          </table:table-cell>
          <table:table-cell office:value-type="float" office:value="6.3673">
            <text:p>6,3673</text:p>
          </table:table-cell>
        </table:table-row>
        <table:table-row table:style-name="ro1">
          <table:table-cell office:value-type="date" office:date-value="2011-02-01">
            <text:p>01/02/11</text:p>
          </table:table-cell>
          <table:table-cell office:value-type="float" office:value="7.1922">
            <text:p>7,1922</text:p>
          </table:table-cell>
          <table:table-cell office:value-type="float" office:value="6.2721">
            <text:p>6,2721</text:p>
          </table:table-cell>
        </table:table-row>
        <table:table-row table:style-name="ro1">
          <table:table-cell office:value-type="date" office:date-value="2010-02-01">
            <text:p>01/02/10</text:p>
          </table:table-cell>
          <table:table-cell office:value-type="float" office:value="7.1024">
            <text:p>7,1024</text:p>
          </table:table-cell>
          <table:table-cell office:value-type="float" office:value="6.1783">
            <text:p>6,1783</text:p>
          </table:table-cell>
        </table:table-row>
        <table:table-row table:style-name="ro1">
          <table:table-cell office:value-type="date" office:date-value="2009-02-01">
            <text:p>01/02/09</text:p>
          </table:table-cell>
          <table:table-cell office:value-type="float" office:value="7.1024">
            <text:p>7,1024</text:p>
          </table:table-cell>
          <table:table-cell office:value-type="float" office:value="6.1783">
            <text:p>6,1783</text:p>
          </table:table-cell>
        </table:table-row>
        <table:table-row table:style-name="ro1">
          <table:table-cell office:value-type="date" office:date-value="2008-09-01">
            <text:p>01/09/08</text:p>
          </table:table-cell>
          <table:table-cell office:value-type="float" office:value="7.0462">
            <text:p>7,0462</text:p>
          </table:table-cell>
          <table:table-cell office:value-type="float" office:value="6.1125">
            <text:p>6,1125</text:p>
          </table:table-cell>
        </table:table-row>
        <table:table-row table:style-name="ro1">
          <table:table-cell office:value-type="date" office:date-value="2008-02-01">
            <text:p>01/02/08</text:p>
          </table:table-cell>
          <table:table-cell office:value-type="float" office:value="6.9316">
            <text:p>6,9316</text:p>
          </table:table-cell>
          <table:table-cell office:value-type="float" office:value="5.9835">
            <text:p>5,9835</text:p>
          </table:table-cell>
        </table:table-row>
        <table:table-row table:style-name="ro1">
          <table:table-cell office:value-type="date" office:date-value="2007-02-01">
            <text:p>01/02/07</text:p>
          </table:table-cell>
          <table:table-cell office:value-type="float" office:value="6.8695">
            <text:p>6,8695</text:p>
          </table:table-cell>
          <table:table-cell office:value-type="float" office:value="5.9212">
            <text:p>5,9212</text:p>
          </table:table-cell>
        </table:table-row>
        <table:table-row table:style-name="ro1">
          <table:table-cell office:value-type="date" office:date-value="2006-02-01">
            <text:p>01/02/06</text:p>
          </table:table-cell>
          <table:table-cell office:value-type="float" office:value="6.8695">
            <text:p>6,8695</text:p>
          </table:table-cell>
          <table:table-cell office:value-type="float" office:value="5.8337">
            <text:p>5,8337</text:p>
          </table:table-cell>
        </table:table-row>
        <table:table-row table:style-name="ro1">
          <table:table-cell office:value-type="date" office:date-value="2005-02-01">
            <text:p>01/02/05</text:p>
          </table:table-cell>
          <table:table-cell office:value-type="float" office:value="6.8695">
            <text:p>6,8695</text:p>
          </table:table-cell>
          <table:table-cell office:value-type="float" office:value="5.7282">
            <text:p>5,7282</text:p>
          </table:table-cell>
        </table:table-row>
        <table:table-row table:style-name="ro1">
          <table:table-cell office:value-type="date" office:date-value="2004-02-01">
            <text:p>01/02/04</text:p>
          </table:table-cell>
          <table:table-cell office:value-type="float" office:value="6.2968">
            <text:p>6,2968</text:p>
          </table:table-cell>
          <table:table-cell office:value-type="float" office:value="5.3928">
            <text:p>5,3928</text:p>
          </table:table-cell>
        </table:table-row>
        <table:table-row table:style-name="ro1">
          <table:table-cell office:value-type="date" office:date-value="2003-02-01">
            <text:p>01/02/03</text:p>
          </table:table-cell>
          <table:table-cell office:value-type="float" office:value="6.1061">
            <text:p>6,1061</text:p>
          </table:table-cell>
          <table:table-cell office:value-type="float" office:value="5.1966">
            <text:p>5,1966</text:p>
          </table:table-cell>
        </table:table-row>
        <table:table-row table:style-name="ro1">
          <table:table-cell office:value-type="date" office:date-value="2002-02-01">
            <text:p>01/02/02</text:p>
          </table:table-cell>
          <table:table-cell office:value-type="float" office:value="5.9011">
            <text:p>5,9011</text:p>
          </table:table-cell>
          <table:table-cell office:value-type="float" office:value="4.9859">
            <text:p>4,9859</text:p>
          </table:table-cell>
        </table:table-row>
        <table:table-row table:style-name="ro1">
          <table:table-cell office:value-type="date" office:date-value="2001-02-01">
            <text:p>01/02/01</text:p>
          </table:table-cell>
          <table:table-cell office:value-type="float" office:value="5.7261">
            <text:p>5,7261</text:p>
          </table:table-cell>
          <table:table-cell office:value-type="float" office:value="4.8394">
            <text:p>4,8394</text:p>
          </table:table-cell>
        </table:table-row>
        <table:table-row table:style-name="ro1">
          <table:table-cell office:value-type="date" office:date-value="2000-02-01">
            <text:p>01/02/00</text:p>
          </table:table-cell>
          <table:table-cell office:value-type="float" office:value="5.5407">
            <text:p>5,5407</text:p>
          </table:table-cell>
          <table:table-cell office:value-type="float" office:value="4.6842">
            <text:p>4,6842</text:p>
          </table:table-cell>
        </table:table-row>
      </table:table>
      <table:table table:name="Planilh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4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7">07/09/2018</text:date>, <text:time>16:30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icius B</meta:initial-creator>
    <meta:creation-date>2018-09-07T16:20:12</meta:creation-date>
    <dc:date>2018-09-07T16:30:30</dc:date>
    <dc:creator>Vinicius B</dc:creator>
    <meta:editing-duration>PT10M26S</meta:editing-duration>
    <meta:editing-cycles>4</meta:editing-cycles>
    <meta:generator>OpenOffice/4.1.5$Unix OpenOffice.org_project/415m1$Build-9789</meta:generator>
    <meta:document-statistic meta:table-count="3" meta:cell-count="63" meta:object-count="0"/>
    <meta:user-defined meta:name=""/>
  </office:meta>
</office:document-meta>
</file>